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cdb1" officeooo:paragraph-rsid="0001cd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/>Programa que obtioene la multiplicación de dos numeros</text:p>
      <text:p text:style-name="P1">2. <text:s/>Obtioene datos de entrada: pelotas y precio</text:p>
      <text:p text:style-name="P1"><text:s text:c="5"/>Datos de salida: resultado</text:p>
      <text:p text:style-name="P1">3. <text:s/>Obtener el resultado mediante una multiplicación de pelotas por el precio</text:p>
      <text:p text:style-name="P1">4. Presentar el resultado por multipliación por pantalla.</text:p>
      <text:p text:style-name="P1"/>
      <text:p text:style-name="P1">#Programa que multiplica dos numeros y obtiene el resultado.</text:p>
      <text:p text:style-name="P1"/>
      <text:p text:style-name="P1">pelotas = 3</text:p>
      <text:p text:style-name="P1">precio = 5</text:p>
      <text:p text:style-name="P1">resultado = 3 * 5</text:p>
      <text:p text:style-name="P1">print(“El resultado de la multiplación de pelotas por el precio es: ” resultad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5-10T11:24:36.680000000</dc:date>
    <meta:editing-duration>PT4M25S</meta:editing-duration>
    <meta:editing-cycles>1</meta:editing-cycles>
    <meta:document-statistic meta:table-count="0" meta:image-count="0" meta:object-count="0" meta:page-count="1" meta:paragraph-count="10" meta:word-count="74" meta:character-count="448" meta:non-whitespace-character-count="376"/>
  </office:meta>
</office:document-meta>
</file>